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2800000AB1BDEDE207.png" manifest:media-type="image/png"/>
  <manifest:file-entry manifest:full-path="Pictures/1000020100000BB800000BB8BCB463E6.png" manifest:media-type="image/png"/>
  <manifest:file-entry manifest:full-path="Pictures/1000020100000DD600000BB20E7CFA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02cm" draw:marker-start-width="0.352cm" draw:marker-end-width="0.352cm" draw:stroke-linejoin="round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5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524cm" svg:y="0.303cm" presentation:class="title" presentation:user-transformed="true">
          <draw:text-box>
            <text:p>Neural Network Architexture </text:p>
          </draw:text-box>
        </draw:frame>
        <draw:frame draw:style-name="gr1" draw:text-style-name="P1" draw:layer="layout" svg:width="14.988cm" svg:height="12.677cm" svg:x="31.232cm" svg:y="10.417cm">
          <draw:image xlink:href="Pictures/1000020100000DD600000BB20E7CFA64.png" xlink:type="simple" xlink:show="embed" xlink:actuate="onLoad">
            <text:p/>
          </draw:image>
        </draw:frame>
        <draw:frame draw:style-name="gr1" draw:text-style-name="P1" draw:layer="layout" svg:width="14.988cm" svg:height="12.677cm" svg:x="31.232cm" svg:y="10.417cm">
          <draw:image xlink:href="Pictures/1000020100000DD600000BB20E7CFA64.png" xlink:type="simple" xlink:show="embed" xlink:actuate="onLoad">
            <text:p/>
          </draw:image>
        </draw:frame>
        <draw:frame draw:style-name="gr2" draw:text-style-name="P1" draw:layer="layout" svg:width="10.066cm" svg:height="3.556cm" svg:x="1.01cm" svg:y="3.76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10.16cm" svg:height="2.032cm" svg:x="1.504cm" svg:y="2.748cm">
          <text:p text:style-name="P1"><text:s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1" draw:id="id1" draw:layer="layout" svg:width="10.414cm" svg:height="5.442cm" svg:x="0.762cm" svg:y="3.302cm">
          <text:p text:style-name="P1"/>
          <text:p text:style-name="P1"/>
          <text:p text:style-name="P1"/>
          <text:p text:style-name="P1"/>
          <text:p text:style-name="P1"/>
          <text:p text:style-name="P1">(15 x Length x 1)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" svg:x1="5.969cm" svg:y1="8.744cm" svg:x2="5.715cm" svg:y2="10.122cm" draw:start-shape="id1" draw:start-glue-point="6" draw:end-shape="id2" draw:end-glue-point="0" svg:d="M5969 8744l-254 1378" svg:viewBox="0 0 255 1379">
          <text:p/>
        </draw:connector>
        <draw:custom-shape draw:style-name="gr6" draw:text-style-name="P1" xml:id="id2" draw:id="id2" draw:layer="layout" svg:width="6.35cm" svg:height="2.797cm" draw:transform="skewX (-0.00139626340159546) rotate (-0.0012217304763962) translate (2.54cm 10.122cm)">
          <text:p text:style-name="P1"><text:s text:c="16"/>(1 x Length <text:line-break/> <text:s text:c="6"/>x 64)</text:p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3" draw:id="id3" draw:layer="layout" svg:width="6.35cm" svg:height="5.564cm" draw:transform="skewX (-0.00383972435438752) rotate (-0.0012217304763962) translate (1.64cm 14.732cm)">
          <text:p text:style-name="P1">(Length x Length<text:line-break/> x 64)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4897.13371878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" draw:layer="layout" svg:width="6.35cm" svg:height="6.35cm" svg:x="16.656cm" svg:y="13.262cm">
          <draw:image xlink:href="Pictures/100002010000092800000AB1BDEDE207.png" xlink:type="simple" xlink:show="embed" xlink:actuate="onLoad">
            <text:p/>
          </draw:image>
        </draw:frame>
        <draw:custom-shape draw:style-name="gr6" draw:text-style-name="P1" xml:id="id4" draw:id="id4" draw:layer="layout" svg:width="8.433cm" svg:height="8.382cm" draw:transform="rotate (-0.0012217304763962) translate (16.002cm 12.192cm)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line-break/>(Length x Length x3)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990.443686006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1" draw:layer="layout" draw:type="line" svg:x1="4.746cm" svg:y1="12.925cm" svg:x2="4.815cm" svg:y2="14.732cm" draw:start-shape="id2" draw:start-glue-point="7" draw:end-shape="id3" draw:end-glue-point="0" svg:d="M4746 12925l69 1807" svg:viewBox="0 0 70 1808">
          <text:p/>
        </draw:connector>
        <draw:frame draw:style-name="gr1" draw:text-style-name="P1" xml:id="id5" draw:id="id5" draw:layer="layout" svg:width="6.604cm" svg:height="6.604cm" svg:x="17.272cm" svg:y="3.556cm">
          <draw:image xlink:href="Pictures/1000020100000BB800000BB8BCB463E6.png" xlink:type="simple" xlink:show="embed" xlink:actuate="onLoad">
            <text:p/>
          </draw:image>
        </draw:frame>
        <draw:connector draw:style-name="gr5" draw:text-style-name="P1" draw:layer="layout" draw:type="line" svg:x1="7.726cm" svg:y1="16.51cm" svg:x2="16.002cm" svg:y2="16.383cm" draw:end-shape="id4" svg:d="M7726 16510l8276-127" svg:viewBox="0 0 8277 128">
          <text:p/>
        </draw:connector>
        <draw:connector draw:style-name="gr5" draw:text-style-name="P1" draw:layer="layout" draw:type="line" svg:x1="20.605cm" svg:y1="12.192cm" svg:x2="20.574cm" svg:y2="10.16cm" draw:start-shape="id4" draw:start-glue-point="4" draw:end-shape="id5" svg:d="M20605 12192l-31-2032" svg:viewBox="0 0 32 2033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01:07.471166616</meta:creation-date>
    <dc:date>2017-09-15T12:52:15.735315237</dc:date>
    <meta:editing-duration>PT16M39S</meta:editing-duration>
    <meta:editing-cycles>5</meta:editing-cycles>
    <meta:generator>LibreOffice/4.2.8.2$Linux_X86_64 LibreOffice_project/420m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U</mi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G</mi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i>C</mi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xtra</mi>
                <mi mathvariant="italic">Feature</mi>
                <mi>A</mi>
              </mrow>
            </mtd>
            <mtd>
              <mn>2.5</mn>
            </mtd>
            <mtd>
              <mn>3.5</mn>
            </mtd>
            <mtd>
              <mn>4.5</mn>
            </mtd>
            <mtd>
              <mrow>
                <mo stretchy="false">−</mo>
                <mn>2</mn>
              </mrow>
            </mtd>
            <mtd>
              <mn>2</mn>
            </mtd>
            <mtd>
              <mn>0.5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 # 1 # 0 # 0 # 0 # 0 # 0 #{dotsaxis} ## U  # 0 # 1 # 0 # 0 # 0 # 0 #{dotsaxis} ## G # 0 # 0 # 1 # 0 # 1 # 1 #{dotsaxis} ## C  # 0 # 0 # 0 # 1 # 0 # 0 #{dotsaxis} ##Extra Feature A   # 2.5 # 3.5 # 4.5 #-2 # 2 # 0.5 #{dotsaxis} ##  {dotsvert} # {dotsvert} # {dotsvert} # {dotsvert} #{dotsvert} # {dotsvert} # {dotsvert} #{dotsdown} }right]

</annotation>
  </semantics>
</math>
</file>